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2424" officeooo:paragraph-rsid="00012424"/>
    </style:style>
    <style:style style:name="P2" style:family="paragraph" style:parent-style-name="Standard">
      <style:text-properties fo:font-weight="bold" officeooo:rsid="00012424" officeooo:paragraph-rsid="00012424" style:font-weight-asian="bold" style:font-weight-complex="bold"/>
    </style:style>
    <style:style style:name="P3" style:family="paragraph" style:parent-style-name="Standard">
      <style:paragraph-properties fo:text-align="start" style:justify-single-word="false"/>
      <style:text-properties fo:font-weight="bold" officeooo:rsid="0001f3f4" officeooo:paragraph-rsid="0001f3f4" style:font-weight-asian="bold" style:font-weight-complex="bold"/>
    </style:style>
    <style:style style:name="P4" style:family="paragraph" style:parent-style-name="Standard">
      <style:text-properties fo:font-weight="normal" officeooo:rsid="00012424" officeooo:paragraph-rsid="00012424" style:font-weight-asian="normal" style:font-weight-complex="normal"/>
    </style:style>
    <style:style style:name="P5" style:family="paragraph" style:parent-style-name="Standard">
      <style:paragraph-properties fo:text-align="center" style:justify-single-word="false"/>
      <style:text-properties fo:font-weight="normal" officeooo:rsid="00012424" officeooo:paragraph-rsid="00012424" style:font-weight-asian="normal" style:font-weight-complex="normal"/>
    </style:style>
    <style:style style:name="P6" style:family="paragraph" style:parent-style-name="Standard">
      <style:paragraph-properties fo:text-align="start" style:justify-single-word="false"/>
      <style:text-properties fo:font-weight="normal" officeooo:rsid="00012424" officeooo:paragraph-rsid="00012424"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012424" officeooo:paragraph-rsid="0001f3f4"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1f3f4" officeooo:paragraph-rsid="0001f3f4" style:font-weight-asian="normal" style:font-weight-complex="normal"/>
    </style:style>
    <style:style style:name="P9" style:family="paragraph" style:parent-style-name="Standard">
      <style:paragraph-properties fo:text-align="start" style:justify-single-word="false"/>
      <style:text-properties fo:font-weight="normal" officeooo:rsid="0001f3f4" officeooo:paragraph-rsid="0001f3f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1f3f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10</text:p>
      <text:p text:style-name="P1"/>
      <text:p text:style-name="P2">Using the Benchmarking Framework:</text:p>
      <text:p text:style-name="P4"><text:tab/>The first step in completing this lab was to retrieve the source code by using the “git pull” command in the courses share directory and then copying over all the relevant files to my share directory. Next I accessed the directory named <text:span text:style-name="T1">ArrayListBenchmarks</text:span> which contained the <text:span text:style-name="T1">build.xml</text:span> <text:s/>used to compile and run the programs used in the benchmarking framework. By typing the “ant compile” command the <text:span text:style-name="T1">build.xml</text:span> file was able to compile our two Java programs named <text:span text:style-name="T1">ArrayListBenmarks</text:span> and <text:span text:style-name="T1">LinkedListBenchamrks</text:span> and correctly save our bytecode in subdirectories within the <text:span text:style-name="T1">bin/</text:span> directory. Our program was then run by using the proper running task command defined by our <text:span text:style-name="T1">build.xml</text:span> file and executing them in the <text:span text:style-name="T1">ArrayListBenchmarks</text:span> directory which contains the <text:span text:style-name="T1">build.xml </text:span>file. The command typed in the terminal window was as follows: </text:p>
      <text:p text:style-name="P5">“ant ArrayListBenchmarks LinkedListBenchamrks”</text:p>
      <text:p text:style-name="P6"><text:tab/>Take note that both running tasks are called within the same command line, which allows us to execute both programs at once. Hence, we can execute only one of the benchmark program by typeing “ant runningTask”.</text:p>
      <text:p text:style-name="P6"><text:tab/><text:span text:style-name="T2">By analyzing the source code of the two benchmakring programs, we can derive the meaning of each of the three lines of output given:</text:span></text:p>
      <text:list xml:id="list1864692546085771570" text:style-name="L1">
        <text:list-item>
          <text:p text:style-name="P7"><text:span text:style-name="T2">The first line of output simply prints to the console the size of the ArrayList or LinkedList that is being utilize.</text:span></text:p>
        </text:list-item>
        <text:list-item>
          <text:p text:style-name="P8">The second line of output prints to the console the elapsed time it took to add a given number of elements to the data structure.</text:p>
        </text:list-item>
        <text:list-item>
          <text:p text:style-name="P8">The final line of output prints to the console the average execution time of each “add” command.</text:p>
        </text:list-item>
      </text:list>
      <text:p text:style-name="P9">By running the benchmarking programs several times, we can see that the performance results of this output is consistent with the output of a single trial. It is rather evident that these are the results that we should expect, because in each individual execution of either benchmarking program, we already find and record an average value. Therefore, basic statistics suggests that unless an individual value found for elapsed time is found to be an outlier, we can expect the average add time to be an accurate population estimator. Though, it is worth considering that utilizing a larger sample will yield more accurate population estimators, as per the central limit theorem. </text:p>
      <text:p text:style-name="P9"/>
      <text:p text:style-name="P3">Adding New Performance Evaluation Benchmarks:</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7:18:07.289483790</meta:creation-date>
    <dc:date>2015-04-07T17:47:20.099205496</dc:date>
    <meta:editing-duration>PT14M2S</meta:editing-duration>
    <meta:editing-cycles>1</meta:editing-cycles>
    <meta:document-statistic meta:table-count="0" meta:image-count="0" meta:object-count="0" meta:page-count="1" meta:paragraph-count="12" meta:word-count="382" meta:character-count="2341" meta:non-whitespace-character-count="1968"/>
    <meta:generator>LibreOffice/4.2.7.2$Linux_X86_64 LibreOffice_project/420m0$Build-2</meta:generator>
  </office:meta>
</office:document-meta>
</file>